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options</text:p>
          </table:table-cell>
        </table:table-row>
        <table:table-row table:style-name="ro1">
          <table:table-cell office:value-type="date" office:date-value="2020-01-17" calcext:value-type="date">
            <text:p>2020-01-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1-24" calcext:value-type="date">
            <text:p>2020-01-24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date" office:date-value="2020-01-31" calcext:value-type="date">
            <text:p>2020-01-31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date" office:date-value="2020-02-07" calcext:value-type="date">
            <text:p>2020-02-07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date" office:date-value="2020-02-14" calcext:value-type="date">
            <text:p>2020-02-1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.35" calcext:value-type="float">
            <text:p>2.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02:56:50.0487290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9T16:42:48.888075284</meta:creation-date>
    <dc:date>2020-04-30T02:56:57.184556311</dc:date>
    <meta:editing-duration>PT48S</meta:editing-duration>
    <meta:editing-cycles>2</meta:editing-cycles>
    <meta:generator>LibreOffice/6.3.5.2$Linux_X86_64 LibreOffice_project/30$Build-2</meta:generator>
    <meta:document-statistic meta:table-count="1" meta:cell-count="30" meta:object-count="0"/>
  </office:meta>
</office:document-meta>
</file>